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Titre1" style:family="paragraph">
      <style:paragraph-properties fo:text-align="center"/>
    </style:style>
    <style:style style:name="T3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5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ONGUISTI Nicolas<text:line-break/>JULIARD Timeo<text:line-break/>LAVERGNE Elsa<text:line-break/>LORIDENT Julien<text:line-break/>MARRIER Axel<text:line-break/>MARTIN Solène<text:line-break/>SALLENAVE Xan<text:line-break/>VERNIS Gabriel</text:p>
      <text:h text:style-name="P2" text:outline-level="1">Nuit de l’info</text:h>
      <text:p text:style-name="Normal"><text:span text:style-name="T3">URL :</text:span><text:s/>https://50nuancesdesel.alwaysdata.net/index.php/<text:line-break/><text:span text:style-name="T4">Github hébergeant le code source</text:span> :<text:s/><text:a xlink:href="https://github.com/Nicolas-Conguisti/50-nuances-de-sel_NDI-2024.git" office:target-frame-name="_top" xlink:show="replace"><text:span text:style-name="Lienhypertexte">https://github.com/Nicolas-Conguisti/50-nuances-de-sel_NDI-2024.git</text:span></text:a></text:p>
      <text:p text:style-name="Normal"><text:span text:style-name="T5">Description :</text:span><text:s/>Nous avons développé un site web (responsive s’il a envie) centré autour de la thématique du corps humain et de son rapport avec l’océan.</text:p>
      <text:p text:style-name="Normal">Le menu d’accès aux différentes sections est représenté par un corps humain et ses organes qui ont des liens avec l’océan. On a choisi de traiter le cas des poumons, le cœur, le foie et la peau.</text:p>
      <text:p text:style-name="Normal">Chaque page va renvoyer sur des explications de notre comparaison, des informations<text:s/>sur l’état de l’océan et un mini-jeu interactif.</text:p>
      <text:p text:style-name="Normal">Le menu déroulant en haut à gauche contient les accès à différents autres défis (tetris, podcast, application météo SFEIR…)</text:p>
      <text:p text:style-name="P6">Défis choisis (en addition du principal):<text:s/></text:p>
      <text:p text:style-name="Normal">GRUISSAN PORT à SEC :<text:s/><text:a xlink:href="https://www.nuitdelinfo.com/inscription/defis/461" office:target-frame-name="_top" xlink:show="replace"><text:span text:style-name="Lienhypertexte">https://www.nuitdelinfo.com/inscription/defis/461</text:span></text:a><text:line-break/>Le défi: Re-bienvenue au PHP :<text:s/><text:a xlink:href="https://www.nuitdelinfo.com/inscription/defis/431" office:target-frame-name="_top" xlink:show="replace"><text:span text:style-name="Lienhypertexte">https://www.nuitdelinfo.com/inscription/defis/431</text:span></text:a><text:line-break/>SFEIR EST :<text:s/><text:a xlink:href="https://www.nuitdelinfo.com/inscription/defis/456" office:target-frame-name="_top" xlink:show="replace"><text:span text:style-name="Lienhypertexte">https://www.nuitdelinfo.com/inscription/defis/456</text:span></text:a><text:line-break/>Le défi: A la chasse au logo! :<text:s/><text:a xlink:href="https://www.nuitdelinfo.com/inscription/defis/468" office:target-frame-name="_top" xlink:show="replace"><text:span text:style-name="Lienhypertexte">https://www.nuitdelinfo.com/inscription/defis/468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Lienhypertexte" style:display-name="Lien hypertexte" style:family="text" style:parent-style-name="Policepardéfaut">
      <style:text-properties fo:color="#467886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avergne Elsa</meta:initial-creator>
    <dc:creator>Lavergne Elsa</dc:creator>
    <meta:creation-date>2024-12-06T06:05:00Z</meta:creation-date>
    <dc:date>2024-12-06T06:10:00Z</dc:date>
    <meta:template xlink:href="Normal.dotm" xlink:type="simple"/>
    <meta:editing-cycles>5</meta:editing-cycles>
    <meta:editing-duration>PT300S</meta:editing-duration>
    <meta:document-statistic meta:page-count="1" meta:paragraph-count="3" meta:word-count="242" meta:character-count="1572" meta:row-count="11" meta:non-whitespace-character-count="1333"/>
  </office:meta>
</office:document-meta>
</file>